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 style:data-style-name="N61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80.18pt" svg:y="5.24pt">
            <loext:p draw:notify-on-update-of-ranges="Sheet1.B2:Sheet1.B6 Sheet1.C2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743.05pt" svg:y="7.57pt">
            <loext:p draw:notify-on-update-of-ranges="Sheet1.B2:Sheet1.B6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748.52pt" svg:y="290.66pt">
            <loext:p draw:notify-on-update-of-ranges="Sheet1.B9:Sheet1.B13 Sheet1.D9:Sheet1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272.41pt" svg:y="286.13pt">
            <loext:p draw:notify-on-update-of-ranges="Sheet1.B9:Sheet1.B13 Sheet1.C9:Sheet1.C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1208.21pt" svg:y="6.04pt">
            <loext:p draw:notify-on-update-of-ranges="Sheet1.B2:Sheet1.B6 Sheet1.D2:Sheet1.D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1214.45pt" svg:y="288.37pt">
            <loext:p draw:notify-on-update-of-ranges="Sheet1.B9:Sheet1.B13 Sheet1.D9:Sheet1.D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Moyennes sur 100 tests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ests type 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00272" calcext:value-type="float">
            <text:p>0.002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3" calcext:value-type="float">
            <text:p>173</text:p>
          </table:table-cell>
          <table:table-cell office:value-type="float" office:value="0.00749" calcext:value-type="float">
            <text:p>0.0074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1" calcext:value-type="float">
            <text:p>351</text:p>
          </table:table-cell>
          <table:table-cell office:value-type="float" office:value="0.01721" calcext:value-type="float">
            <text:p>0.0172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78" calcext:value-type="float">
            <text:p>378</text:p>
          </table:table-cell>
          <table:table-cell office:value-type="float" office:value="0.33362" calcext:value-type="float">
            <text:p>0.3336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85" calcext:value-type="float">
            <text:p>385</text:p>
          </table:table-cell>
          <table:table-cell office:value-type="float" office:value="1.2886" calcext:value-type="float">
            <text:p>1.288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ests type 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0.00025" calcext:value-type="float">
            <text:p>2.50E-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.00367" calcext:value-type="float">
            <text:p>0.003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0.01409" calcext:value-type="float">
            <text:p>0.0140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.29272" calcext:value-type="float">
            <text:p>0.2927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.12611" calcext:value-type="float">
            <text:p>1.12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3:16:46.122940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51:01.985643734</meta:creation-date>
    <dc:date>2017-10-14T14:24:37.897172486</dc:date>
    <meta:editing-duration>PT43M20S</meta:editing-duration>
    <meta:editing-cycles>2</meta:editing-cycles>
    <meta:generator>LibreOffice/5.3.6.1$Linux_X86_64 LibreOffice_project/30m0$Build-1</meta:generator>
    <meta:document-statistic meta:table-count="1" meta:cell-count="3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6cm" svg:y="0.315cm" chart:style-name="ch2">
          <text:p>Nombre de points dans le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C6" svg:x="1.278cm" svg:y="2.084cm" svg:width="11.549cm" svg:height="5.813cm">
          <chartooo:coordinate-region svg:x="2.085cm" svg:y="2.257cm" svg:width="10.277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6">
            <chart:title svg:x="0.451cm" svg:y="6.939cm" chart:style-name="ch8">
              <text:p>Nombre de points du CDS</text:p>
            </chart:title>
            <chart:grid chart:style-name="ch9" chart:class="major"/>
          </chart:axis>
          <chart:series chart:style-name="ch10" chart:values-cell-range-address="Sheet1.C2:Sheet1.C6" chart:class="chart:scatter">
            <chart:domain table:cell-range-address="Sheet1.B2:Sheet1.B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36">
                <text:p>36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B6 Sheet1.D2:Sheet1.D6" svg:x="1.278cm" svg:y="2.084cm" svg:width="11.549cm" svg:height="5.813cm">
          <chartooo:coordinate-region svg:x="2.005cm" svg:y="2.257cm" svg:width="10.357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6.489cm" chart:style-name="ch9">
              <text:p>Temps en secondes</text:p>
            </chart:title>
            <chart:grid chart:style-name="ch10" chart:class="major"/>
          </chart:axis>
          <chart:series chart:style-name="ch11" chart:values-cell-range-address="Sheet1.D2:Sheet1.D6" chart:class="chart:scatter">
            <chart:domain table:cell-range-address="Sheet1.B2:Sheet1.B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0.00272">
                <text:p>0.00272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749">
                <text:p>0.00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721">
                <text:p>0.01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33362">
                <text:p>0.33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886">
                <text:p>1.2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B13 Sheet1.D9:Sheet1.D13" svg:x="1.278cm" svg:y="2.084cm" svg:width="11.549cm" svg:height="5.813cm">
          <chartooo:coordinate-region svg:x="2.005cm" svg:y="2.258cm" svg:width="10.357cm" svg:height="5.045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6.489cm" chart:style-name="ch9">
              <text:p>Temps en secondes</text:p>
            </chart:title>
            <chart:grid chart:style-name="ch10" chart:class="major"/>
          </chart:axis>
          <chart:series chart:style-name="ch11" chart:values-cell-range-address="Sheet1.D9:Sheet1.D13" chart:class="chart:scatter">
            <chart:domain table:cell-range-address="Sheet1.B9:Sheet1.B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0.00025">
                <text:p>0.00025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9272">
                <text:p>0.2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2611">
                <text:p>1.126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6cm" svg:y="0.315cm" chart:style-name="ch2">
          <text:p>Nombre de points dans le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C13" svg:x="1.278cm" svg:y="2.084cm" svg:width="11.549cm" svg:height="5.813cm">
          <chartooo:coordinate-region svg:x="2.085cm" svg:y="2.257cm" svg:width="10.277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6">
            <chart:title svg:x="0.451cm" svg:y="6.939cm" chart:style-name="ch8">
              <text:p>Nombre de points du CDS</text:p>
            </chart:title>
            <chart:grid chart:style-name="ch9" chart:class="major"/>
          </chart:axis>
          <chart:series chart:style-name="ch10" chart:values-cell-range-address="Sheet1.C9:Sheet1.C13" chart:class="chart:scatter">
            <chart:domain table:cell-range-address="Sheet1.B9:Sheet1.B13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36">
                <text:p>36</text:p>
                <draw:g>
                  <svg:desc>Sheet1.C9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93">
                <text:p>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3.007cm" svg:y="1.249cm" chart:style-name="ch3">
          <text:p>Avec une augmentation des points dans une fenêtre fixée</text:p>
        </chart:subtitle>
        <chart:legend chart:legend-position="end" svg:x="13.146cm" svg:y="4.23cm" style:legend-expansion="high" chart:style-name="ch4"/>
        <chart:plot-area chart:style-name="ch5" table:cell-range-address="Sheet1.B2:Sheet1.B6 Sheet1.D2:Sheet1.D6" svg:x="1.278cm" svg:y="2.084cm" svg:width="11.549cm" svg:height="5.813cm">
          <chartooo:coordinate-region svg:x="2.376cm" svg:y="2.257cm" svg:width="9.986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8.196cm" chart:style-name="ch9">
              <text:p>Temps en secondes (echelle logarithmique)</text:p>
            </chart:title>
            <chart:grid chart:style-name="ch10" chart:class="major"/>
          </chart:axis>
          <chart:series chart:style-name="ch11" chart:values-cell-range-address="Sheet1.D2:Sheet1.D6" chart:class="chart:scatter">
            <chart:domain table:cell-range-address="Sheet1.B2:Sheet1.B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  <table:table-cell office:value-type="float" office:value="0.00272">
                <text:p>0.00272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749">
                <text:p>0.00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721">
                <text:p>0.01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33362">
                <text:p>0.33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886">
                <text:p>1.28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68cm" svg:y="0.315cm" chart:style-name="ch2">
          <text:p>Temps de calcul du CDS</text:p>
        </chart:title>
        <chart:subtitle svg:x="2.439cm" svg:y="1.249cm" chart:style-name="ch3">
          <text:p>Avec une augmentation proportionelle des points et de la fenêtre</text:p>
        </chart:subtitle>
        <chart:legend chart:legend-position="end" svg:x="13.146cm" svg:y="4.23cm" style:legend-expansion="high" chart:style-name="ch4"/>
        <chart:plot-area chart:style-name="ch5" table:cell-range-address="Sheet1.B9:Sheet1.B13 Sheet1.D9:Sheet1.D13" svg:x="1.278cm" svg:y="2.084cm" svg:width="11.549cm" svg:height="5.813cm">
          <chartooo:coordinate-region svg:x="2.561cm" svg:y="2.257cm" svg:width="9.801cm" svg:height="5.046cm"/>
          <chart:axis chart:dimension="x" chart:name="primary-x" chart:style-name="ch6">
            <chart:title svg:x="5.024cm" svg:y="8.077cm" chart:style-name="ch7">
              <text:p>Nombre de points de l'UDG</text:p>
            </chart:title>
          </chart:axis>
          <chart:axis chart:dimension="y" chart:name="primary-y" chart:style-name="ch8">
            <chart:title svg:x="0.451cm" svg:y="8.196cm" chart:style-name="ch9">
              <text:p>Temps en secondes (echelle logarithmique)</text:p>
            </chart:title>
            <chart:grid chart:style-name="ch10" chart:class="major"/>
          </chart:axis>
          <chart:series chart:style-name="ch11" chart:values-cell-range-address="Sheet1.D9:Sheet1.D13" chart:class="chart:scatter">
            <chart:domain table:cell-range-address="Sheet1.B9:Sheet1.B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9:Sheet1.B13</svg:desc>
                </draw:g>
              </table:table-cell>
              <table:table-cell office:value-type="float" office:value="0.00025">
                <text:p>0.00025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29272">
                <text:p>0.2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12611">
                <text:p>1.126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